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" table:style-name="ta1">
        <table:shapes>
          <draw:frame draw:z-index="0" draw:style-name="gr1" draw:text-style-name="P1" svg:width="10.95in" svg:height="6.1594in" svg:x="4.2886in" svg:y="0.2197in">
            <draw:object draw:notify-on-update-of-ranges="I.A1:I.A1 I.A2:I.A12 I.B1:I.B1 I.B2:I.B12 I.A1:I.A1 I.A2:I.A12 I.C1:I.C1 I.C2:I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<text:s/>Selection_sort</text:p>
          </table:table-cell>
          <table:table-cell office:value-type="string" calcext:value-type="string">
            <text:p><text:s/>Quick_sor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063" calcext:value-type="float">
            <text:p>0.001063</text:p>
          </table:table-cell>
          <table:table-cell office:value-type="float" office:value="0.000029" calcext:value-type="float">
            <text:p>2.9E-0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17512" calcext:value-type="float">
            <text:p>0.017512</text:p>
          </table:table-cell>
          <table:table-cell office:value-type="float" office:value="0.000155" calcext:value-type="float">
            <text:p>0.00015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66892" calcext:value-type="float">
            <text:p>0.066892</text:p>
          </table:table-cell>
          <table:table-cell office:value-type="float" office:value="0.000371" calcext:value-type="float">
            <text:p>0.00037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67149" calcext:value-type="float">
            <text:p>0.167149</text:p>
          </table:table-cell>
          <table:table-cell office:value-type="float" office:value="0.000679" calcext:value-type="float">
            <text:p>0.000679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337851" calcext:value-type="float">
            <text:p>0.337851</text:p>
          </table:table-cell>
          <table:table-cell office:value-type="float" office:value="0.001115" calcext:value-type="float">
            <text:p>0.00111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594214" calcext:value-type="float">
            <text:p>0.594214</text:p>
          </table:table-cell>
          <table:table-cell office:value-type="float" office:value="0.001627" calcext:value-type="float">
            <text:p>0.001627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958682" calcext:value-type="float">
            <text:p>0.958682</text:p>
          </table:table-cell>
          <table:table-cell office:value-type="float" office:value="0.002267" calcext:value-type="float">
            <text:p>0.002267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.445751" calcext:value-type="float">
            <text:p>1.445751</text:p>
          </table:table-cell>
          <table:table-cell office:value-type="float" office:value="0.002981" calcext:value-type="float">
            <text:p>0.00298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07339" calcext:value-type="float">
            <text:p>2.07339</text:p>
          </table:table-cell>
          <table:table-cell office:value-type="float" office:value="0.003795" calcext:value-type="float">
            <text:p>0.00379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2.86016" calcext:value-type="float">
            <text:p>2.86016</text:p>
          </table:table-cell>
          <table:table-cell office:value-type="float" office:value="0.004836" calcext:value-type="float">
            <text:p>0.004836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3.827908" calcext:value-type="float">
            <text:p>3.827908</text:p>
          </table:table-cell>
          <table:table-cell office:value-type="float" office:value="0.005893" calcext:value-type="float">
            <text:p>0.0058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30T19:14:34.403211208</dc:date>
    <meta:editing-duration>PT2M40S</meta:editing-duration>
    <meta:editing-cycles>1</meta:editing-cycles>
    <meta:document-statistic meta:table-count="1" meta:cell-count="36" meta:object-count="1"/>
    <meta:generator>LibreOffice/6.4.4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814cm" svg:height="15.646cm" xlink:href=".." xlink:type="simple" chart:class="chart:scatter" chart:style-name="ch1">
        <chart:legend chart:legend-position="end" svg:x="24.168cm" svg:y="7.275cm" style:legend-expansion="high" chart:style-name="ch2"/>
        <chart:plot-area chart:style-name="ch3" table:cell-range-address="I.A1:I.C12" chart:data-source-has-labels="row" svg:x="1.043cm" svg:y="0.458cm" svg:width="19.482cm" svg:height="14.395cm">
          <chartooo:coordinate-region svg:x="1.77cm" svg:y="0.657cm" svg:width="18.29cm" svg:height="13.5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.B2:I.B12" chart:label-cell-address="I.B1:I.B1" chart:class="chart:scatter">
            <chart:domain table:cell-range-address="I.A2:I.A12"/>
            <chart:data-point chart:repeated="11"/>
          </chart:series>
          <chart:series chart:style-name="ch7" chart:values-cell-range-address="I.C2:I.C12" chart:label-cell-address="I.C1:I.C1" chart:class="chart:scatte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Selection_sort</text:p>
                <draw:g>
                  <svg:desc>I.B1:I.B1</svg:desc>
                </draw:g>
              </table:table-cell>
              <table:table-cell office:value-type="string">
                <text:p> Quick_sort</text:p>
                <draw:g>
                  <svg:desc>I.C1:I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I.A2:I.A12</svg:desc>
                </draw:g>
              </table:table-cell>
              <table:table-cell office:value-type="float" office:value="0.001063">
                <text:p>0.001063</text:p>
                <draw:g>
                  <svg:desc>I.B2:I.B12</svg:desc>
                </draw:g>
              </table:table-cell>
              <table:table-cell office:value-type="float" office:value="0.000029">
                <text:p>0.000029</text:p>
                <draw:g>
                  <svg:desc>I.C2:I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0.017512">
                <text:p>0.017512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00">
                <text:p>7000</text:p>
              </table:table-cell>
              <table:table-cell office:value-type="float" office:value="0.066892">
                <text:p>0.066892</text:p>
              </table:table-cell>
              <table:table-cell office:value-type="float" office:value="0.000371">
                <text:p>0.000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167149">
                <text:p>0.167149</text:p>
              </table:table-cell>
              <table:table-cell office:value-type="float" office:value="0.000679">
                <text:p>0.0006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0">
                <text:p>13000</text:p>
              </table:table-cell>
              <table:table-cell office:value-type="float" office:value="0.337851">
                <text:p>0.337851</text:p>
              </table:table-cell>
              <table:table-cell office:value-type="float" office:value="0.001115">
                <text:p>0.001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00">
                <text:p>16000</text:p>
              </table:table-cell>
              <table:table-cell office:value-type="float" office:value="0.594214">
                <text:p>0.594214</text:p>
              </table:table-cell>
              <table:table-cell office:value-type="float" office:value="0.001627">
                <text:p>0.0016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00">
                <text:p>19000</text:p>
              </table:table-cell>
              <table:table-cell office:value-type="float" office:value="0.958682">
                <text:p>0.958682</text:p>
              </table:table-cell>
              <table:table-cell office:value-type="float" office:value="0.002267">
                <text:p>0.0022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00">
                <text:p>22000</text:p>
              </table:table-cell>
              <table:table-cell office:value-type="float" office:value="1.445751">
                <text:p>1.445751</text:p>
              </table:table-cell>
              <table:table-cell office:value-type="float" office:value="0.002981">
                <text:p>0.002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0">
                <text:p>25000</text:p>
              </table:table-cell>
              <table:table-cell office:value-type="float" office:value="2.07339">
                <text:p>2.07339</text:p>
              </table:table-cell>
              <table:table-cell office:value-type="float" office:value="0.003795">
                <text:p>0.0037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00">
                <text:p>28000</text:p>
              </table:table-cell>
              <table:table-cell office:value-type="float" office:value="2.86016">
                <text:p>2.86016</text:p>
              </table:table-cell>
              <table:table-cell office:value-type="float" office:value="0.004836">
                <text:p>0.0048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000">
                <text:p>31000</text:p>
              </table:table-cell>
              <table:table-cell office:value-type="float" office:value="3.827908">
                <text:p>3.827908</text:p>
              </table:table-cell>
              <table:table-cell office:value-type="float" office:value="0.005893">
                <text:p>0.0058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